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3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4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5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6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7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206b3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officeooo:rsid="00259fb3"/>
    </style:style>
    <style:style style:name="T7" style:family="text">
      <style:text-properties fo:color="#2e3436" style:text-outline="false" style:text-line-through-style="none" style:text-line-through-type="none" style:font-name="Cantarell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text-emphasize="none"/>
    </style:style>
    <style:style style:name="T8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officeooo:rsid="00259fb3" style:font-name-asian="思源黑体 CN Regular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费用标准</text:p>
      <text:p text:style-name="P1"><text:tab/>导航<text:span text:style-name="T2">下拉名_1:费用标准</text:span></text:p>
      <text:p text:style-name="P1"><text:tab/><text:tab/>导航<text:span text:style-name="T2">名_1:费用标准</text:span></text:p>
      <text:p text:style-name="P1"><text:tab/><text:tab/><text:tab/>功能名_<text:span text:style-name="T1">1:列表 功能类型:网格</text:span></text:p>
      <text:list xml:id="list6891967749111085453" text:style-name="L1">
        <text:list-item>
          <text:p text:style-name="P4"><text:bookmark-start text:name="__DdeLink__356_1697223427"/>字段名:名称</text:p>
        </text:list-item>
        <text:list-item>
          <text:p text:style-name="P4">字段名:地区</text:p>
        </text:list-item>
        <text:list-item>
          <text:p text:style-name="P4">字段名:标准</text:p>
        </text:list-item>
        <text:list-item>
          <text:p text:style-name="P4">字段名:描述</text:p>
        </text:list-item>
        <text:list-item>
          <text:p text:style-name="P4">字段名:使用部门或项目组</text:p>
        </text:list-item>
        <text:list-item>
          <text:p text:style-name="P4">字段名:制定日期</text:p>
        </text:list-item>
        <text:list-item>
          <text:p text:style-name="P4">字段名:使用状态<text:bookmark-end text:name="__DdeLink__356_1697223427"/></text:p>
        </text:list-item>
      </text:list>
      <text:p text:style-name="P1"><text:tab/><text:tab/><text:tab/>功能名_<text:span text:style-name="T3">2:添加 功能类型:编辑</text:span></text:p>
      <text:list xml:id="list2371918093399391565" text:style-name="L2">
        <text:list-item>
          <text:p text:style-name="P5">字段名:名称 字段类型:文本框 必填</text:p>
        </text:list-item>
        <text:list-item>
          <text:p text:style-name="P5">字段名:地区 字段类型:文本框 必填</text:p>
        </text:list-item>
        <text:list-item>
          <text:p text:style-name="P5">字段名:标准 字段类型:文本框 必填</text:p>
        </text:list-item>
        <text:list-item>
          <text:p text:style-name="P5">字段名:描述 字段类型:文本框 非必填</text:p>
        </text:list-item>
        <text:list-item>
          <text:p text:style-name="P5">字段名:使用部门或项目组 字段类型:文本框 必填</text:p>
        </text:list-item>
      </text:list>
      <text:p text:style-name="P1"><text:tab/><text:tab/><text:tab/>功能名_<text:span text:style-name="T3">3:编辑 功能类型:编辑</text:span></text:p>
      <text:list xml:id="list5825927041128909073" text:style-name="L3">
        <text:list-item>
          <text:p text:style-name="P6">字段名:名称 字段类型:文本框 必填</text:p>
        </text:list-item>
        <text:list-item>
          <text:p text:style-name="P6">字段名:地区 字段类型:文本框 必填</text:p>
        </text:list-item>
        <text:list-item>
          <text:p text:style-name="P6">字段名:标准 字段类型:文本框 必填</text:p>
        </text:list-item>
        <text:list-item>
          <text:p text:style-name="P6">字段名:描述 字段类型:文本框 非必填</text:p>
        </text:list-item>
        <text:list-item>
          <text:p text:style-name="P6">字段名:使用部门或项目组 字段类型:文本框 必填</text:p>
        </text:list-item>
      </text:list>
      <text:p text:style-name="P1"><text:tab/><text:tab/><text:tab/>功能名_<text:span text:style-name="T3">4:删除 功能类型:编辑</text:span></text:p>
      <text:p text:style-name="P3"><text:tab/><text:tab/><text:tab/>功能名_<text:span text:style-name="T5">5:冻结 功能类型:编辑</text:span></text:p>
      <text:p text:style-name="P3"><text:tab/><text:tab/><text:tab/>功能名_<text:span text:style-name="T5">6:解冻 功能类型:编辑</text:span></text:p>
      <text:p text:style-name="P1"><text:tab/><text:tab/><text:tab/>功能名_<text:span text:style-name="T5">7:显示有效标准 功能类型:网格</text:span></text:p>
      <text:list xml:id="list1316110538329874692" text:style-name="L4">
        <text:list-item>
          <text:p text:style-name="P7">字段名:名称</text:p>
        </text:list-item>
        <text:list-item>
          <text:p text:style-name="P7">字段名:地区</text:p>
        </text:list-item>
        <text:list-item>
          <text:p text:style-name="P7">字段名:标准</text:p>
        </text:list-item>
        <text:list-item>
          <text:p text:style-name="P7">字段名:描述</text:p>
        </text:list-item>
        <text:list-item>
          <text:p text:style-name="P7">字段名:使用部门或项目组</text:p>
        </text:list-item>
        <text:list-item>
          <text:p text:style-name="P7">字段名:制定日期</text:p>
        </text:list-item>
        <text:list-item>
          <text:p text:style-name="P7">字段名:使用状态</text:p>
        </text:list-item>
      </text:list>
      <text:p text:style-name="P1"><text:tab/><text:tab/>导航名_<text:span text:style-name="T4">2:对比</text:span></text:p>
      <text:p text:style-name="P1"><text:tab/><text:tab/><text:tab/>功能名_<text:span text:style-name="T4">1:列表 功能类型:网格</text:span></text:p>
      <text:list xml:id="list4172142352721720729" text:style-name="L5">
        <text:list-item>
          <text:p text:style-name="P8">字段名:日期</text:p>
        </text:list-item>
        <text:list-item>
          <text:p text:style-name="P8">字段名:名称</text:p>
        </text:list-item>
        <text:list-item>
          <text:p text:style-name="P8">字段名:地区</text:p>
        </text:list-item>
        <text:list-item>
          <text:p text:style-name="P8">字段名:适用部门或项目组</text:p>
        </text:list-item>
        <text:list-item>
          <text:p text:style-name="P8">字段名:标准</text:p>
        </text:list-item>
        <text:list-item>
          <text:p text:style-name="P8"><text:soft-page-break/>字段名:资金准备</text:p>
        </text:list-item>
        <text:list-item>
          <text:p text:style-name="P8">字段名:实际</text:p>
        </text:list-item>
      </text:list>
      <text:p text:style-name="P2"><text:tab/><text:tab/><text:tab/>功能名_2:添加 功能类型:编辑</text:p>
      <text:list xml:id="list6474622314953283521" text:style-name="L6">
        <text:list-item>
          <text:p text:style-name="P9"><text:bookmark-start text:name="__DdeLink__359_1697223427"/>字段名:标准 字段类型:单选框 必填</text:p>
        </text:list-item>
        <text:list-item>
          <text:p text:style-name="P9">字段名:资金准备 字段类型:数字框 必填</text:p>
        </text:list-item>
        <text:list-item>
          <text:p text:style-name="P9">字段名:实际 字段类型:数字框 必填<text:bookmark-end text:name="__DdeLink__359_1697223427"/></text:p>
        </text:list-item>
      </text:list>
      <text:p text:style-name="P2"><text:tab/><text:tab/><text:tab/>功能名_3:编辑 功能类型:编辑</text:p>
      <text:list xml:id="list1446078534096874956" text:style-name="L7">
        <text:list-item>
          <text:p text:style-name="P10">字段名:标准 字段类型:单选框 必填</text:p>
        </text:list-item>
        <text:list-item>
          <text:p text:style-name="P10">字段名:资金准备 字段类型:数字框 必填</text:p>
        </text:list-item>
        <text:list-item>
          <text:p text:style-name="P10">字段名:实际 字段类型:数字框 必填</text:p>
        </text:list-item>
      </text:list>
      <text:p text:style-name="P2"><text:tab/><text:tab/><text:tab/>功能名_4:删除 功能类型:编辑</text:p>
      <text:p text:style-name="P2"/>
      <text:p text:style-name="P2"/>
      <text:p text:style-name="P12"><text:span text:style-name="T8">修改:添加权限模块</text:span><text:span text:style-name="T9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6-27T09:58:57.810451722</dc:date>
    <meta:editing-duration>PT15H59M3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2" meta:paragraph-count="54" meta:word-count="676" meta:character-count="822" meta:non-whitespace-character-count="741"/>
  </office:meta>
</office:document-meta>
</file>